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rect draw:style-name="gr1" draw:layer="layout" svg:width="0.333cm" svg:height="2cm" svg:x="1cm" svg:y="0cm">
            <text:p/>
          </draw:rect>
          <draw:rect draw:style-name="gr2" draw:layer="layout" svg:width="0.333cm" svg:height="2cm" svg:x="1.667cm" svg:y="0cm">
            <text:p/>
          </draw:rect>
          <draw:line draw:style-name="gr3" draw:layer="layout" svg:x1="1cm" svg:y1="1cm" svg:x2="0cm" svg:y2="1cm">
            <text:p/>
          </draw:line>
          <draw:line draw:style-name="gr3" draw:layer="layout" svg:x1="2cm" svg:y1="1cm" svg:x2="3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capacitor_electrolytic</dc:title>
    <meta:creation-date>2011-02-07T17:18:2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